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0.421cm"/>
    </style:style>
    <style:style style:name="co4" style:family="table-column">
      <style:table-column-properties fo:break-before="auto" style:column-width="9.99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2f0d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16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dbdbdb" style:diagonal-bl-tr="none" style:diagonal-tl-br="none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notur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2" calcext:value-type="date">
            <text:p>12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9" calcext:value-type="date">
            <text:p>19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6" calcext:value-type="date">
            <text:p>26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5" calcext:value-type="date">
            <text:p>05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2" calcext:value-type="date">
            <text:p>12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9" calcext:value-type="date">
            <text:p>19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6" calcext:value-type="date">
            <text:p>2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2" calcext:value-type="date">
            <text:p>0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9" calcext:value-type="date">
            <text:p>09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6" calcext:value-type="date">
            <text:p>16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3" calcext:value-type="date">
            <text:p>2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30" calcext:value-type="date">
            <text:p>30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7" calcext:value-type="date">
            <text:p>0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4" calcext:value-type="date">
            <text:p>14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1" calcext:value-type="date">
            <text:p>21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8" calcext:value-type="date">
            <text:p>2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4" calcext:value-type="date">
            <text:p>04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1" calcext:value-type="date">
            <text:p>11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8" calcext:value-type="date">
            <text:p>18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5" calcext:value-type="date">
            <text:p>25/06/25</text:p>
          </table:table-cell>
          <table:table-cell table:style-name="ce9" office:value-type="string" calcext:value-type="string">
            <text:p>SEGUNDA CHAMADA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2" calcext:value-type="date">
            <text:p>0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9" calcext:value-type="date">
            <text:p>0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6" calcext:value-type="date">
            <text:p>16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3" calcext:value-type="date">
            <text:p>2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0" calcext:value-type="date">
            <text:p>3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6" calcext:value-type="date">
            <text:p>0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3" calcext:value-type="date">
            <text:p>13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0" calcext:value-type="date">
            <text:p>20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7" calcext:value-type="date">
            <text:p>2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3" calcext:value-type="date">
            <text:p>03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DS – notur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3" calcext:value-type="date">
            <text:p>13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20" calcext:value-type="date">
            <text:p>20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25-02-27" calcext:value-type="date">
            <text:p>27/02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6" calcext:value-type="date">
            <text:p>0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3" calcext:value-type="date">
            <text:p>13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20" calcext:value-type="date">
            <text:p>2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7" calcext:value-type="date">
            <text:p>2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3" calcext:value-type="date">
            <text:p>0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10" calcext:value-type="date">
            <text:p>10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25-04-17" calcext:value-type="date">
            <text:p>17/04/25</text:p>
          </table:table-cell>
          <table:table-cell table:style-name="ce8" office:value-type="string" calcext:value-type="string">
            <text:p>SEMANA SANTA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4" calcext:value-type="date">
            <text:p>24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25-05-01" calcext:value-type="date">
            <text:p>01/05/25</text:p>
          </table:table-cell>
          <table:table-cell table:style-name="ce8" office:value-type="string" calcext:value-type="string">
            <text:p>DIA DO TRABALHADOR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8" calcext:value-type="date">
            <text:p>0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5" calcext:value-type="date">
            <text:p>1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2" calcext:value-type="date">
            <text:p>2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9" calcext:value-type="date">
            <text:p>2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5" calcext:value-type="date">
            <text:p>05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2" calcext:value-type="date">
            <text:p>12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25-06-19" calcext:value-type="date">
            <text:p>19/06/25</text:p>
          </table:table-cell>
          <table:table-cell table:style-name="ce8" office:value-type="string" calcext:value-type="string">
            <text:p>CORPUS CHRISTI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6" calcext:value-type="date">
            <text:p>26/06/25</text:p>
          </table:table-cell>
          <table:table-cell table:style-name="ce9" office:value-type="string" calcext:value-type="string">
            <text:p>SEGUNDA CHAMADA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3" calcext:value-type="date">
            <text:p>0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10" calcext:value-type="date">
            <text:p>1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7" calcext:value-type="date">
            <text:p>1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4" calcext:value-type="date">
            <text:p>2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1" calcext:value-type="date">
            <text:p>3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7" calcext:value-type="date">
            <text:p>0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4" calcext:value-type="date">
            <text:p>1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1" calcext:value-type="date">
            <text:p>2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8" calcext:value-type="date">
            <text:p>2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4" calcext:value-type="date">
            <text:p>04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0">
      <number:minutes number:style="long"/>
      <number:text>:</number:text>
      <number:seconds number:style="long"/>
    </number:time-style>
    <number:date-style style:name="N129">
      <number:day/>
      <number:text>/</number:text>
      <number:month/>
      <number:text>/</number:text>
      <number:year number:style="long"/>
    </number:date-style>
    <number:number-style style:name="N12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R$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/</number:text>
      <number:month number:textual="true"/>
      <number:text>/</number:text>
      <number:year/>
    </number:date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date-style style:name="N121">
      <number:day/>
      <number:text>/</number:text>
      <number:month number:textual="true"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time-style style:name="N122">
      <number:minutes number:style="long"/>
      <number:text>:</number:text>
      <number:seconds number:style="long" number:decimal-places="1"/>
    </number:time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1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5">
      <number:hours/>
      <number:text>:</number:text>
      <number:minutes number:style="long"/>
      <number:text> </number:text>
      <number:am-pm/>
    </number:time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lt;=1.7976931348623157E+308" style:apply-style-name="N116P0"/>
    </number:text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9">
      <number:month number:textual="true"/>
      <number:text>/</number:text>
      <number:year/>
    </number:dat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00:50</meta:creation-date>
    <meta:initial-creator>Marcos</meta:initial-creator>
    <dc:language>pt-BR</dc:language>
    <dc:date>2025-02-10T04:33:12.472145184</dc:date>
    <meta:editing-cycles>15</meta:editing-cycles>
    <meta:editing-duration>PT1H28M8S</meta:editing-duration>
    <meta:generator>LibreOffice/7.3.7.2$Linux_X86_64 LibreOffice_project/30$Build-2</meta:generator>
    <meta:document-statistic meta:table-count="2" meta:cell-count="141" meta:object-count="0"/>
    <meta:user-defined meta:name="AppVersion">15.0000</meta:user-defined>
  </office:meta>
</office:document-meta>
</file>